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style:font-size-asian="11pt" style:font-style-asian="italic" style:font-size-complex="11pt" style:font-style-complex="italic"/>
    </style:style>
    <style:style style:name="P15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ext_20_body" style:master-page-name="Standard">
      <style:paragraph-properties fo:line-height="150%" fo:text-align="start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Text_20_body" style:list-style-name="L1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amen d'avaluació extraordinària M7 UF4: Serveis de xarxa. Accés a sistemes remots. </text:p>
      <text:p text:style-name="P15">Total punts: 38 punts.</text:p>
      <text:list xml:id="list796405613" text:style-name="L1">
        <text:list-item>
          <text:p text:style-name="P18">En quin escenari és més adequat configurar una VPN que un servidor de Terminal Server ? Raoneu la vostra resposta. 3 punts.</text:p>
        </text:list-item>
      </text:list>
      <text:p text:style-name="P13"/>
      <text:p text:style-name="P13"/>
      <text:p text:style-name="P13"/>
      <text:list xml:id="list393646862" text:continue-numbering="true" text:style-name="L1">
        <text:list-item>
          <text:p text:style-name="P18">Executeu el programa gcalc del vostre Linux en un entorn Windows. Mostreu-ho al professor. 4 punts. </text:p>
        </text:list-item>
      </text:list>
      <text:p text:style-name="P13"/>
      <text:p text:style-name="P13"/>
      <text:list xml:id="list2154597846" text:continue-numbering="true" text:style-name="L1">
        <text:list-item>
          <text:p text:style-name="P18">Configureu un accés remot via SSH “sense” contrasenyes entre el sistema Linux del PC del professor i el teu ordinador. 5 punts. </text:p>
        </text:list-item>
      </text:list>
      <text:p text:style-name="P13"/>
      <text:p text:style-name="P13"/>
      <text:list xml:id="list1276054167" text:continue-numbering="true" text:style-name="L1">
        <text:list-item>
          <text:p text:style-name="P18">Demostreu com accediu a l'ordinador del professor a través del client de TeamViewer del vostre Linux. 3 punts. </text:p>
        </text:list-item>
      </text:list>
      <text:p text:style-name="P13"/>
      <text:list xml:id="list1215615458" text:continue-numbering="true" text:style-name="L1">
        <text:list-item>
          <text:p text:style-name="P18">Realitzeu una captura de pantalla on es demostri que teniu configurat correctament un túnel TCP/IP entre dues màquines virtuals ( o la vostra i una màquina virtual). Configureu-lo per tal que faci servir les adreces de xarxa 10.19.123.1 i 10.19.123.2. 4 punts. </text:p>
        </text:list-item>
      </text:list>
      <text:p text:style-name="P13"/>
      <text:list xml:id="list697574087" text:continue-numbering="true" text:style-name="L1">
        <text:list-item>
          <text:p text:style-name="P18">Configureu l'enllaç anterior per tal que utilitzi compressió de dades (veure manual). 2 punts. </text:p>
        </text:list-item>
      </text:list>
      <text:p text:style-name="P13"/>
      <text:list xml:id="list2025390939" text:continue-numbering="true" text:style-name="L1">
        <text:list-item>
          <text:p text:style-name="P18">Mostreu una captura de pantalla de la comanda netstat on es vegi que el vostre ordinador té el port del servei de Terminal Server en estat LISTEN. 2 punts. </text:p>
        </text:list-item>
      </text:list>
      <text:p text:style-name="P13"/>
      <text:p text:style-name="P13"/>
      <text:p text:style-name="P13"/>
      <text:list xml:id="list999994155" text:continue-numbering="true" text:style-name="L1">
        <text:list-item>
          <text:p text:style-name="P18"><text:soft-page-break/>L'ordinador del professor ha estat infectat amb un programa de BackOrifice. Demostreu que sou capaç d'accedir-hi i reiniciar-lo. 3 punts. </text:p>
          <text:p text:style-name="P18"/>
        </text:list-item>
        <text:list-item>
          <text:p text:style-name="P18">Mostreu, en una captura de pantalla, quina opció haig de marcar en el client de Terminal Server del vostre ordinador per tal que exporti els discs durs locals. 2 punts. </text:p>
        </text:list-item>
      </text:list>
      <text:p text:style-name="P13"/>
      <text:p text:style-name="P13"/>
      <text:list xml:id="list189248561" text:continue-numbering="true" text:style-name="L1">
        <text:list-item>
          <text:p text:style-name="P18">Trameteu una captura de pantalla d'un “client Linux”, demostrant que és capaç de connectar-se al servidor de Terminal Server ubicat en l'adreça de xarxa 192.168.0.2. 2 punts.</text:p>
        </text:list-item>
      </text:list>
      <text:p text:style-name="P13"/>
      <text:p text:style-name="P13"/>
      <text:list xml:id="list2052882837" text:continue-numbering="true" text:style-name="L1">
        <text:list-item>
          <text:p text:style-name="P18">Mostreu, en una captura de pantalla, com és possible definir les regles del tallafocs amb iptables del teu servidor GNU/Linux fent servir un entorn web. 4 punts. </text:p>
        </text:list-item>
      </text:list>
      <text:p text:style-name="P13"/>
      <text:p text:style-name="P13"/>
      <text:list xml:id="list499904064" text:continue-numbering="true" text:style-name="L1">
        <text:list-item>
          <text:p text:style-name="P18">Trameteu una captura de pantalla mostrant un programa que NO haguem vist a classe capaç de gestionar ordinadors de manera remota. 4. punts. </text:p>
        </text:list-item>
      </text:list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amen IC10 M7 UF4</text:p></table:table-cell><table:table-cell table:style-name="Taula3.A2" office:value-type="string"><text:p text:style-name="MP4">Data: 9/06/14<text:line-break/>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<text:line-break/>IC10 M7 UF4</text:p></table:table-cell><table:table-cell table:style-name="Taula3.A2" office:value-type="string"><text:p text:style-name="MP2">Grup: IC10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7UF4Extraordinaria</text:file-name></text:span><text:span text:style-name="MT2"><text:tab/>Pàgina </text:span><text:span text:style-name="MT2"><text:page-number text:select-page="current">2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6-09T06:17:54</dc:date>
    <meta:print-date>2007-03-02T17:20:29</meta:print-date>
    <dc:language>es-ES</dc:language>
    <meta:editing-cycles>216</meta:editing-cycles>
    <meta:editing-duration>P1DT15H14M1S</meta:editing-duration>
    <dc:creator>Gerard Ballabriga</dc:creator>
    <meta:document-statistic meta:table-count="6" meta:image-count="5" meta:object-count="0" meta:page-count="2" meta:paragraph-count="37" meta:word-count="368" meta:character-count="2203" meta:non-whitespace-character-count="1861"/>
    <meta:user-defined meta:name="Info 1"/>
    <meta:user-defined meta:name="Info 2"/>
    <meta:user-defined meta:name="Info 3"/>
    <meta:user-defined meta:name="Info 4"/>
  </office:meta>
</office:document-meta>
</file>